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86eff" officeooo:paragraph-rsid="00186eff" style:font-size-asian="35pt" style:font-size-complex="35pt"/>
    </style:style>
    <style:style style:name="P2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style:font-size-asian="35pt" style:font-size-complex="35pt"/>
    </style:style>
    <style:style style:name="P3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style:font-size-asian="35pt" style:font-size-complex="35pt"/>
    </style:style>
    <style:style style:name="P4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5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break-before="page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6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officeooo:paragraph-rsid="00186eff" style:font-size-asian="35pt" style:font-size-complex="35pt"/>
    </style:style>
    <style:style style:name="T1" style:family="text">
      <style:text-properties officeooo:rsid="0019ef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nnover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3"/>
      <text:p text:style-name="P1"/>
      <text:p text:style-name="P5">Kassel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3"/>
      <text:p text:style-name="P1"/>
      <text:p text:style-name="P5">Hanau</text:p>
      <text:p text:style-name="P2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3"/>
      <text:p text:style-name="P5">Lüneburg</text:p>
      <text:p text:style-name="P2"/>
      <text:p text:style-name="P2"><text:s/>8:00 Uhr <text:s text:c="7"/>4°C</text:p>
      <text:p text:style-name="P2"><text:s/>9:00 Uhr <text:s text:c="7"/>5°C</text:p>
      <text:p text:style-name="P2">10:00 Uhr <text:s text:c="7"/><text:span text:style-name="T1">6</text:span>°C</text:p>
      <text:p text:style-name="P2">11:00 Uhr <text:s text:c="7"/><text:span text:style-name="T1">8</text:span>°C</text:p>
      <text:p text:style-name="P3"/>
      <text:p text:style-name="P1"/>
      <text:p text:style-name="P5">Oranienburg</text:p>
      <text:p text:style-name="P2"/>
      <text:p text:style-name="P2"><text:s/>8:00 Uhr <text:s text:c="8"/><text:span text:style-name="T1">5</text:span>°C</text:p>
      <text:p text:style-name="P2"><text:s/>9:00 Uhr <text:s text:c="8"/><text:span text:style-name="T1">6</text:span>°C</text:p>
      <text:p text:style-name="P2">10:00 Uhr <text:s text:c="8"/><text:span text:style-name="T1">7</text:span>°C</text:p>
      <text:p text:style-name="P2">11:00 Uhr <text:s text:c="8"/><text:span text:style-name="T1">8</text:span>°C</text:p>
      <text:p text:style-name="P3"/>
      <text:p text:style-name="P1"/>
      <text:p text:style-name="P5">Bernau</text:p>
      <text:p text:style-name="P2"/>
      <text:p text:style-name="P2"><text:s/>8:00 Uhr <text:s text:c="7"/><text:span text:style-name="T1">6</text:span>°C</text:p>
      <text:p text:style-name="P2"><text:s/>9:00 Uhr <text:s text:c="7"/><text:span text:style-name="T1">7</text:span>°C</text:p>
      <text:p text:style-name="P2">10:00 Uhr <text:s text:c="7"/><text:span text:style-name="T1">8</text:span>°C</text:p>
      <text:p text:style-name="P2">11:00 Uhr <text:s text:c="7"/><text:span text:style-name="T1">9</text:span>°C</text:p>
      <text:p text:style-name="P3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2T14:27:41.034138111</meta:creation-date>
    <dc:date>2025-02-11T17:28:21.474409583</dc:date>
    <meta:editing-duration>PT14M56S</meta:editing-duration>
    <meta:editing-cycles>2</meta:editing-cycles>
    <meta:generator>LibreOffice/24.2.2.2$MacOSX_AARCH64 LibreOffice_project/d56cc158d8a96260b836f100ef4b4ef25d6f1a01</meta:generator>
    <meta:document-statistic meta:table-count="0" meta:image-count="0" meta:object-count="0" meta:page-count="6" meta:paragraph-count="30" meta:word-count="78" meta:character-count="540" meta:non-whitespace-character-count="305"/>
  </office:meta>
</office:document-meta>
</file>